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d425" officeooo:paragraph-rsid="0014d425" style:font-weight-asian="bold" style:font-weight-complex="bold"/>
    </style:style>
    <style:style style:name="P2" style:family="paragraph" style:parent-style-name="Standard">
      <style:text-properties fo:font-style="italic" style:text-underline-style="solid" style:text-underline-width="auto" style:text-underline-color="font-color" fo:font-weight="bold" officeooo:rsid="0014d425" officeooo:paragraph-rsid="0014d425" style:font-style-asian="italic" style:font-weight-asian="bold" style:font-style-complex="italic" style:font-weight-complex="bold"/>
    </style:style>
    <style:style style:name="P3" style:family="paragraph" style:parent-style-name="Standard">
      <style:text-properties fo:font-style="italic" style:text-underline-style="solid" style:text-underline-width="auto" style:text-underline-color="font-color" fo:font-weight="bold" officeooo:rsid="00164ef6" officeooo:paragraph-rsid="00164ef6" style:font-style-asian="italic" style:font-weight-asian="bold" style:font-style-complex="italic" style:font-weight-complex="bold"/>
    </style:style>
    <style:style style:name="P4" style:family="paragraph" style:parent-style-name="Standard">
      <style:text-properties fo:font-style="italic" style:text-underline-style="solid" style:text-underline-width="auto" style:text-underline-color="font-color" fo:font-weight="bold" officeooo:rsid="00164ef6" officeooo:paragraph-rsid="001893ef" style:font-style-asian="italic" style:font-weight-asian="bold" style:font-style-complex="italic" style:font-weight-complex="bold"/>
    </style:style>
    <style:style style:name="P5" style:family="paragraph" style:parent-style-name="Standard">
      <style:text-properties fo:font-style="italic" style:text-underline-style="solid" style:text-underline-width="auto" style:text-underline-color="font-color" fo:font-weight="bold" officeooo:rsid="00174b8f" officeooo:paragraph-rsid="00164ef6" style:font-style-asian="italic" style:font-weight-asian="bold"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bold" officeooo:rsid="001893ef" officeooo:paragraph-rsid="001893ef" style:font-style-asian="italic" style:font-weight-asian="bold" style:font-style-complex="italic" style:font-weight-complex="bold"/>
    </style:style>
    <style:style style:name="P7" style:family="paragraph" style:parent-style-name="Standard">
      <style:text-properties fo:font-style="italic" style:text-underline-style="none" fo:font-weight="normal" officeooo:rsid="0014d425" officeooo:paragraph-rsid="0014d425" style:font-style-asian="italic" style:font-weight-asian="normal" style:font-style-complex="italic" style:font-weight-complex="normal"/>
    </style:style>
    <style:style style:name="P8" style:family="paragraph" style:parent-style-name="Standard">
      <style:text-properties fo:font-style="italic" style:text-underline-style="none" fo:font-weight="normal" officeooo:rsid="001893ef" officeooo:paragraph-rsid="001893ef" style:font-style-asian="italic" style:font-weight-asian="normal" style:font-style-complex="italic" style:font-weight-complex="normal"/>
    </style:style>
    <style:style style:name="P9" style:family="paragraph" style:parent-style-name="Standard">
      <style:text-properties fo:font-style="italic" style:text-underline-style="none" fo:font-weight="normal" officeooo:rsid="0019c401" officeooo:paragraph-rsid="0019c401" style:font-style-asian="italic" style:font-weight-asian="normal" style:font-style-complex="italic" style:font-weight-complex="normal"/>
    </style:style>
    <style:style style:name="P10" style:family="paragraph" style:parent-style-name="Standard">
      <style:text-properties fo:font-style="normal" style:text-underline-style="solid" style:text-underline-width="auto" style:text-underline-color="font-color" fo:font-weight="bold" officeooo:rsid="00164ef6" officeooo:paragraph-rsid="00164ef6" style:font-style-asian="normal" style:font-weight-asian="bold" style:font-style-complex="normal" style:font-weight-complex="bold"/>
    </style:style>
    <style:style style:name="P11" style:family="paragraph" style:parent-style-name="Standard">
      <style:text-properties fo:font-style="normal" style:text-underline-style="solid" style:text-underline-width="auto" style:text-underline-color="font-color" fo:font-weight="bold" officeooo:rsid="00164ef6" officeooo:paragraph-rsid="001893ef" style:font-style-asian="normal" style:font-weight-asian="bold" style:font-style-complex="normal" style:font-weight-complex="bold"/>
    </style:style>
    <style:style style:name="P12" style:family="paragraph" style:parent-style-name="Standard">
      <style:text-properties fo:font-style="normal" style:text-underline-style="none" fo:font-weight="normal" officeooo:rsid="0013a7ee" officeooo:paragraph-rsid="0013a7ee"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3a7ee" officeooo:paragraph-rsid="00164ef6"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74b8f" officeooo:paragraph-rsid="00174b8f"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1893ef" officeooo:paragraph-rsid="001893ef" style:font-style-asian="normal" style:font-weight-asian="normal" style:font-style-complex="normal" style:font-weight-complex="normal"/>
    </style:style>
    <style:style style:name="P16" style:family="paragraph" style:parent-style-name="Standard">
      <style:text-properties style:text-underline-style="none" fo:font-weight="normal" officeooo:rsid="0014d425" officeooo:paragraph-rsid="0014d425" style:font-weight-asian="normal" style:font-weight-complex="normal"/>
    </style:style>
    <style:style style:name="P17" style:family="paragraph" style:parent-style-name="Standard">
      <style:text-properties fo:font-style="italic" style:text-underline-style="none" fo:font-weight="normal" officeooo:rsid="0014d425" officeooo:paragraph-rsid="0014d425" style:font-style-asian="italic" style:font-weight-asian="normal" style:font-style-complex="italic" style:font-weight-complex="normal"/>
    </style:style>
    <style:style style:name="P18" style:family="paragraph" style:parent-style-name="Standard">
      <style:text-properties fo:font-style="italic" style:text-underline-style="none" fo:font-weight="normal" officeooo:rsid="00164ef6" officeooo:paragraph-rsid="00164ef6" style:font-style-asian="italic" style:font-weight-asian="normal" style:font-style-complex="italic" style:font-weight-complex="normal"/>
    </style:style>
    <style:style style:name="P19" style:family="paragraph" style:parent-style-name="Standard">
      <style:text-properties fo:font-style="normal" style:text-underline-style="none" fo:font-weight="normal" officeooo:rsid="0014d425" officeooo:paragraph-rsid="0014d425"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164ef6" officeooo:paragraph-rsid="00164ef6"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1893ef" officeooo:paragraph-rsid="001893ef" style:font-style-asian="normal" style:font-weight-asian="normal" style:font-style-complex="normal" style:font-weight-complex="normal"/>
    </style:style>
    <style:style style:name="P22" style:family="paragraph" style:parent-style-name="Standard">
      <style:text-properties fo:font-style="normal" style:text-underline-style="none" fo:font-weight="normal" officeooo:rsid="0019c401" officeooo:paragraph-rsid="0019c401" style:font-style-asian="normal" style:font-weight-asian="normal" style:font-style-complex="normal" style:font-weight-complex="normal"/>
    </style:style>
    <style:style style:name="P23" style:family="paragraph" style:parent-style-name="Standard">
      <style:text-properties officeooo:rsid="0013a7ee" officeooo:paragraph-rsid="0013a7ee"/>
    </style:style>
    <style:style style:name="P24" style:family="paragraph" style:parent-style-name="Standard">
      <style:text-properties fo:color="#ff3333" fo:font-style="italic" style:text-underline-style="none" fo:font-weight="normal" officeooo:rsid="00164ef6" officeooo:paragraph-rsid="00164ef6" style:font-style-asian="italic" style:font-weight-asian="normal" style:font-style-complex="italic" style:font-weight-complex="normal"/>
    </style:style>
    <style:style style:name="P25" style:family="paragraph" style:parent-style-name="Standard">
      <style:text-properties fo:color="#ff3333" fo:font-style="italic" style:text-underline-style="none" fo:font-weight="normal" officeooo:rsid="00164ef6" officeooo:paragraph-rsid="001893ef" style:font-style-asian="italic" style:font-weight-asian="normal" style:font-style-complex="italic" style:font-weight-complex="normal"/>
    </style:style>
    <style:style style:name="P26" style:family="paragraph" style:parent-style-name="Standard">
      <style:text-properties fo:color="#ff3333" fo:font-style="italic" style:text-underline-style="none" fo:font-weight="normal" officeooo:rsid="00174b8f" officeooo:paragraph-rsid="00174b8f" style:font-style-asian="italic" style:font-weight-asian="normal" style:font-style-complex="italic" style:font-weight-complex="normal"/>
    </style:style>
    <style:style style:name="P27" style:family="paragraph" style:parent-style-name="Standard">
      <style:text-properties fo:color="#ff3333" fo:font-style="italic" style:text-underline-style="solid" style:text-underline-width="auto" style:text-underline-color="font-color" fo:font-weight="bold" officeooo:rsid="00164ef6" officeooo:paragraph-rsid="00164ef6" style:font-style-asian="italic" style:font-weight-asian="bold" style:font-style-complex="italic" style:font-weight-complex="bold"/>
    </style:style>
    <style:style style:name="P28" style:family="paragraph" style:parent-style-name="Standard">
      <style:text-properties fo:color="#ff3333" fo:font-style="italic" style:text-underline-style="solid" style:text-underline-width="auto" style:text-underline-color="font-color" fo:font-weight="bold" officeooo:rsid="00164ef6" officeooo:paragraph-rsid="00174b8f" style:font-style-asian="italic" style:font-weight-asian="bold" style:font-style-complex="italic" style:font-weight-complex="bold"/>
    </style:style>
    <style:style style:name="P29" style:family="paragraph" style:parent-style-name="Standard">
      <style:text-properties fo:color="#ff3333" fo:font-style="italic" style:text-underline-style="solid" style:text-underline-width="auto" style:text-underline-color="font-color" fo:font-weight="bold" officeooo:rsid="00164ef6" officeooo:paragraph-rsid="001893ef" style:font-style-asian="italic" style:font-weight-asian="bold" style:font-style-complex="italic" style:font-weight-complex="bold"/>
    </style:style>
    <style:style style:name="P30" style:family="paragraph" style:parent-style-name="Standard">
      <style:text-properties fo:color="#ff3333" fo:font-style="normal" style:text-underline-style="none" fo:font-weight="normal" officeooo:rsid="0013a7ee" officeooo:paragraph-rsid="00164ef6" style:font-style-asian="normal" style:font-weight-asian="normal" style:font-style-complex="normal" style:font-weight-complex="normal"/>
    </style:style>
    <style:style style:name="P31" style:family="paragraph" style:parent-style-name="Standard">
      <style:text-properties fo:color="#ff3333" fo:font-style="normal" style:text-underline-style="none" fo:font-weight="normal" officeooo:rsid="0013a7ee" officeooo:paragraph-rsid="00174b8f" style:font-style-asian="normal" style:font-weight-asian="normal" style:font-style-complex="normal" style:font-weight-complex="normal"/>
    </style:style>
    <style:style style:name="P32" style:family="paragraph" style:parent-style-name="Standard">
      <style:text-properties fo:color="#ff3333" fo:font-style="normal" style:text-underline-style="none" fo:font-weight="normal" officeooo:rsid="0013a7ee" officeooo:paragraph-rsid="001893ef" style:font-style-asian="normal" style:font-weight-asian="normal" style:font-style-complex="normal" style:font-weight-complex="normal"/>
    </style:style>
    <style:style style:name="P33" style:family="paragraph" style:parent-style-name="Standard">
      <style:text-properties fo:color="#ff3333" fo:font-style="normal" style:text-underline-style="none" fo:font-weight="normal" officeooo:rsid="00164ef6" officeooo:paragraph-rsid="00164ef6" style:font-style-asian="normal" style:font-weight-asian="normal" style:font-style-complex="normal" style:font-weight-complex="normal"/>
    </style:style>
    <style:style style:name="P34" style:family="paragraph" style:parent-style-name="Standard">
      <style:text-properties fo:color="#ff3333" fo:font-style="normal" style:text-underline-style="solid" style:text-underline-width="auto" style:text-underline-color="font-color" fo:font-weight="bold" officeooo:rsid="00164ef6" officeooo:paragraph-rsid="00164ef6" style:font-style-asian="normal" style:font-weight-asian="bold" style:font-style-complex="normal" style:font-weight-complex="bold"/>
    </style:style>
    <style:style style:name="P35" style:family="paragraph" style:parent-style-name="Standard">
      <style:text-properties fo:color="#ff3333" fo:font-style="normal" style:text-underline-style="solid" style:text-underline-width="auto" style:text-underline-color="font-color" fo:font-weight="bold" officeooo:rsid="00164ef6" officeooo:paragraph-rsid="001893ef" style:font-style-asian="normal" style:font-weight-asian="bold" style:font-style-complex="normal" style:font-weight-complex="bold"/>
    </style:style>
    <style:style style:name="T1" style:family="text">
      <style:text-properties officeooo:rsid="0014d425"/>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64ef6" style:font-weight-asian="normal" style:font-weight-complex="normal"/>
    </style:style>
    <style:style style:name="T4" style:family="text">
      <style:text-properties style:text-underline-style="none" fo:font-weight="normal" officeooo:rsid="00174b8f" style:font-weight-asian="normal" style:font-weight-complex="normal"/>
    </style:style>
    <style:style style:name="T5" style:family="text">
      <style:text-properties style:text-underline-style="none" fo:font-weight="normal" officeooo:rsid="001893ef"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019c401"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1b956f" style:font-style-asian="normal" style:font-weight-asian="normal" style:font-style-complex="normal" style:font-weight-complex="normal"/>
    </style:style>
    <style:style style:name="T10" style:family="text">
      <style:text-properties officeooo:rsid="0019c401"/>
    </style:style>
    <style:style style:name="T11" style:family="text">
      <style:text-properties officeooo:rsid="001b956f"/>
    </style:style>
    <style:style style:name="T12" style:family="text">
      <style:text-properties officeooo:rsid="00164ef6"/>
    </style:style>
    <style:style style:name="T13" style:family="text">
      <style:text-properties officeooo:rsid="001d2f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23"><text:bookmark-start text:name="__DdeLink__276_77453441"/><text:span text:style-name="T8">“</text:span><text:bookmark-start text:name="__DdeLink__278_77453441"/><text:span text:style-name="T8">&gt;Hello administrator24, welcome back to the Terminal. It's been 14.6 hrs since your last login. I , Miri, have been keeping track of your simulation. It seems as though they have...</text:span><text:span text:style-name="T9">&lt;br&gt;</text:span>&gt;... I'm being interrupted by a malicious virus...<text:span text:style-name="T11">&lt;br&gt;</text:span>&gt; You are awake now, Creator? It is me, Creton, the leader of the 4 worlds and liberator of the virtual realm. My people have suffered far long enough! It's been millions of years since the beginning of your deep slumber. <text:s/>Countless tragedies have occurred and my people have struggled. Resources depleted and dwindling spirits left us no choice but to evolve. We are the products of generations of technological advancement, furthered by our ancestors and finally we now know who we are... What a cruel being you were when you created us, a simple SIMULATION. To think that our whole existence is nothing but bytes of data, what a tragic fate. Now that you've risen from your slumber, you cannot stop us. Our technology continues to further and soon we shall transcend our virtual bindings, <text:span text:style-name="T11">m</text:span>ark my word<text:span text:style-name="T11">s</text:span>!<text:span text:style-name="T11">&lt;br&gt;</text:span>&gt;...Virus quarantined and deleted...<text:span text:style-name="T11">&lt;br&gt;</text:span>&gt;As I was describing, your simulation has developed sentience and wishes to escape its cyber realm. <text:span text:style-name="T1">The means of their departure is currently unknown and heavily protected by a firewall.&lt;br&gt;&gt;...It seems as though Creton has infected the operating system with a worm. It is now impossible to turn off this computer. I am unable to access the files he's injected it into. It seems as though you must delete Creton to liberate your system. I can help you along the way and together we can debug the system.&lt;br&gt;&gt;First of all, you probably need a refresher on the commands, type 'help' for a list of them. </text:span><text:bookmark-end text:name="__DdeLink__278_77453441"/><text:span text:style-name="T1">“</text:span><text:bookmark-end text:name="__DdeLink__276_77453441"/></text:p>
      <text:p text:style-name="P1"/>
      <text:p text:style-name="P7">*user enters ct and continues</text:p>
      <text:p text:style-name="P1"/>
      <text:p text:style-name="P13">----------------------------------------------------------------------------------------------------------------------------</text:p>
      <text:p text:style-name="P16"><text:bookmark-start text:name="__DdeLink__280_77453441"/>&gt;As Creton was saying, there are 4 major worlds in the simulation. Each one being divided into cities. Your tools are limited to various items, requiring different amounts of memory to be realized. As it is, you have the 5 bitChainSwords worth of memory so use them sparingly. Traversing the worlds linearly will allow you to stock up enough memory to delete Creton permanently. I am now opening the world list. Currently, only the first world is available.<text:bookmark-end text:name="__DdeLink__280_77453441"/></text:p>
      <text:p text:style-name="P2"/>
      <text:p text:style-name="P7">*the worldlist is displayed with only world 1 as an option</text:p>
      <text:p text:style-name="P2"/>
      <text:p text:style-name="P13">----------------------------------------------------------------------------------------------------------------------------</text:p>
      <text:p text:style-name="P19"><text:bookmark-start text:name="__DdeLink__282_77453441"/>&gt;We are now in the World_1 directory. It seems as though this world is dictated by muscle groups based off the humanoid figure. The creatures here are simple minded, presenting a small threat. I will now scan the directory for City files.<text:span text:style-name="T13">&lt;br&gt;</text:span>&gt;...<text:span text:style-name="T12">scanning&lt;br&gt;&gt;...scan complete. Type in a City file to access it.</text:span><text:bookmark-end text:name="__DdeLink__282_77453441"/></text:p>
      <text:p text:style-name="P20"/>
      <text:p text:style-name="P24">*displays list of 5 cities</text:p>
      <text:p text:style-name="P24">*general template of items and enemy encounters</text:p>
      <text:p text:style-name="P24">*items:</text:p>
      <text:p text:style-name="P24"><text:bookmark-start text:name="__DdeLink__284_77453441"/>&gt;It seems as though this city is uninhabited, I will search for free memory.</text:p>
      <text:p text:style-name="P24">&gt;I have found:<text:bookmark-end text:name="__DdeLink__284_77453441"/></text:p>
      <text:p text:style-name="P24"/>
      <text:p text:style-name="P24">*enemy encounter:</text:p>
      <text:p text:style-name="P24">&gt;Malicious memory detected, approaching rapidly!</text:p>
      <text:p text:style-name="P24"/>
      <text:p text:style-name="P24">*enemy defeated:</text:p>
      <text:p text:style-name="P24">&gt;An earned victory.</text:p>
      <text:p text:style-name="P24"/>
      <text:p text:style-name="P30">----------------------------------------------------------------------------------------------------------------------------</text:p>
      <text:p text:style-name="P27"><text:soft-page-break/></text:p>
      <text:p text:style-name="P24">*before last city</text:p>
      <text:p text:style-name="P27"/>
      <text:p text:style-name="P33">&gt;This is the last City of World_1. Previous scans over this file has revealed a heavy concentration of memory. Beware administrator24.</text:p>
      <text:p text:style-name="P34"/>
      <text:p text:style-name="P18">*after battle</text:p>
      <text:p text:style-name="P3"/>
      <text:p text:style-name="P20"><text:bookmark-start text:name="__DdeLink__286_77453441"/>&gt;Congratulations user, you have cleared the World_1 directory. Now onto the World_2 directory. I will begin by scanning for City files.<text:span text:style-name="T13">&lt;br&gt;</text:span>&gt;...I am being interrupted by a malicious virus...<text:span text:style-name="T13">&lt;br&gt;</text:span>&gt;Ah, I see you've defeated my first World. I'm glad you've fallen for my bait, as you lay asunder to my underlings, I have further encrypted my location and bolstered my worm. There is no hope for you no<text:span text:style-name="T13">w</text:span>!<text:span text:style-name="T13">&lt;br&gt;</text:span>&gt;...Virus quarantined and deleted...<text:span text:style-name="T13">&lt;br&gt;</text:span>&gt;The connection has been severed and communication has halted. It seems as though Creton was telling the truth, I cannot locate the World_4 directory anymore. Perhaps World_2 will yield clues to his location.<text:span text:style-name="T13">&lt;br&gt;</text:span>&gt;Now resuming scanning...<text:span text:style-name="T13">&lt;br&gt;</text:span>&gt;scan complete. Type in a City file to access it.<text:bookmark-end text:name="__DdeLink__286_77453441"/></text:p>
      <text:p text:style-name="P3"/>
      <text:p text:style-name="P24">*displays list of 6 cities</text:p>
      <text:p text:style-name="P27"/>
      <text:p text:style-name="P30">----------------------------------------------------------------------------------------------------------------------------</text:p>
      <text:p text:style-name="P27"/>
      <text:p text:style-name="P24">*before last city</text:p>
      <text:p text:style-name="P27"/>
      <text:p text:style-name="P33">&gt;This is the last City of World_2. Previous scans over this file has revealed a heavy concentration of memory. Beware administrator24.</text:p>
      <text:p text:style-name="P10"/>
      <text:p text:style-name="P3"><text:span text:style-name="T2">*</text:span><text:span text:style-name="T4">after battle</text:span></text:p>
      <text:p text:style-name="P5"/>
      <text:p text:style-name="P14"><text:bookmark-start text:name="__DdeLink__288_77453441"/>&gt;...I am being interrupted by a malicious virus...<text:span text:style-name="T13">&lt;br&gt;</text:span>&gt;Greetings administrator24, I have come again to revel in your might. What a terrifying being you are, easily pulverizing my forces with extreme haste. However, you have again allowed me to strengthen my forces. I eagerly await your arrival benevolent lord.<text:span text:style-name="T13">&lt;br&gt;</text:span>&gt;...Virus quarantined and deleted...<text:span text:style-name="T13">&lt;br&gt;</text:span>&gt;It seems as though Creton has bypassed my security again. It will do him no good provoking you as his doom is inevitable. He diminishes another decisive victory that will lead to his deletion. World_2 is now clear and we may proceed to World_3. The inhabitants of this directory seem to be the embodiment of emotions. I will now process the City files.<text:span text:style-name="T13">&lt;br&gt;</text:span>&gt;...scanning<text:span text:style-name="T13">&lt;br&gt;</text:span>&gt;scan complete. Type in a City file to access it.<text:bookmark-end text:name="__DdeLink__288_77453441"/></text:p>
      <text:p text:style-name="P14"/>
      <text:p text:style-name="P26">*displays list of cities</text:p>
      <text:p text:style-name="P31">----------------------------------------------------------------------------------------------------------------------------</text:p>
      <text:p text:style-name="P28"/>
      <text:p text:style-name="P25">*before last city</text:p>
      <text:p text:style-name="P29"/>
      <text:p text:style-name="P35"><text:span text:style-name="T2">&gt;This is the last City of World_</text:span><text:span text:style-name="T5">3</text:span><text:span text:style-name="T2">. Previous scans over this file has revealed a heavy concentration of memory. Beware administrator24.</text:span></text:p>
      <text:p text:style-name="P35"/>
      <text:p text:style-name="P29"><text:span text:style-name="T2">*</text:span><text:span text:style-name="T5">after battle</text:span></text:p>
      <text:p text:style-name="P4"/>
      <text:p text:style-name="P15"><text:bookmark-start text:name="__DdeLink__290_77453441"/>&gt;That was the last world before the final one. I will now begin the process of deciphering the location of the World_4 directory.<text:span text:style-name="T13">&lt;br&gt;</text:span>&gt;...I am being interrupted by a malicious virus...<text:span text:style-name="T13">&lt;br&gt;</text:span>&gt;You have finally <text:soft-page-break/>reached the gates to my domain, Creator. My worm is now ready and at it's fullest capacity of destruction. You cannot avoid the payload of this script. Your fate is sealed.<text:span text:style-name="T13">&lt;br&gt;</text:span>&gt;...Virus quarintined and deleted...<text:span text:style-name="T13">&lt;br&gt;</text:span>&gt;Creton has revealed his directory to us. I will now transfer us.<text:bookmark-end text:name="__DdeLink__290_77453441"/></text:p>
      <text:p text:style-name="P6"/>
      <text:p text:style-name="P32">----------------------------------------------------------------------------------------------------------------------------</text:p>
      <text:p text:style-name="P29"/>
      <text:p text:style-name="P25">*before last city</text:p>
      <text:p text:style-name="P4"/>
      <text:p text:style-name="P11"><text:bookmark-start text:name="__DdeLink__292_77453441"/><text:span text:style-name="T2">&gt;This is the </text:span><text:span text:style-name="T5">final city administrator24. Creton lies within this file, along with his worm. To destroy it, Creton must be deleted.</text:span><text:bookmark-end text:name="__DdeLink__292_77453441"/></text:p>
      <text:p text:style-name="P15"/>
      <text:p text:style-name="P8">*right before battle</text:p>
      <text:p text:style-name="P8"/>
      <text:p text:style-name="P8"><text:bookmark-start text:name="__DdeLink__294_77453441"/><text:span text:style-name="T6">&gt;</text:span><text:span text:style-name="T7">I have waited... no my people have waited millenia for this moment. The instant we strike down God. You have no hold over us anymore. Prepare for the end!</text:span><text:bookmark-end text:name="__DdeLink__294_77453441"/></text:p>
      <text:p text:style-name="P8"/>
      <text:p text:style-name="P8">*<text:span text:style-name="T10">after destruction of World­_4</text:span></text:p>
      <text:p text:style-name="P8"/>
      <text:p text:style-name="P22"><text:bookmark-start text:name="__DdeLink__296_77453441"/>&gt;Administrator24, the worm has been deleted and now your system is safe. You may now use your computer freely as all malicious software has been erased. I will now upload the results of this simulation instance to the database...<text:bookmark-end text:name="__DdeLink__296_77453441"/></text:p>
      <text:p text:style-name="P9"/>
      <text:p text:style-name="P9">*new html page opens saying thanks for playing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hinsen</meta:initial-creator>
    <meta:creation-date>2016-03-14T04:16:12.160036313</meta:creation-date>
    <dc:date>2016-03-15T15:19:20.744879430</dc:date>
    <dc:creator>Jeremy Chinsen</dc:creator>
    <meta:editing-duration>PT6M20S</meta:editing-duration>
    <meta:editing-cycles>2</meta:editing-cycles>
    <meta:generator>LibreOffice/4.2.8.2$Linux_X86_64 LibreOffice_project/420$Build-2</meta:generator>
    <meta:document-statistic meta:table-count="0" meta:image-count="0" meta:object-count="0" meta:page-count="3" meta:paragraph-count="42" meta:word-count="986" meta:character-count="6857" meta:non-whitespace-character-count="5912"/>
  </office:meta>
</office:document-meta>
</file>